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c31a" officeooo:paragraph-rsid="0010c31a"/>
    </style:style>
    <style:style style:name="P2" style:family="paragraph" style:parent-style-name="Standard">
      <style:text-properties officeooo:rsid="00112e64" officeooo:paragraph-rsid="00112e64"/>
    </style:style>
    <style:style style:name="P3" style:family="paragraph" style:parent-style-name="Standard">
      <style:text-properties officeooo:rsid="00112e64" officeooo:paragraph-rsid="00112e64" fo:background-color="#00ff66"/>
    </style:style>
    <style:style style:name="P4" style:family="paragraph" style:parent-style-name="Standard">
      <style:text-properties officeooo:rsid="0010c31a" officeooo:paragraph-rsid="0010c31a" fo:background-color="#00ff66"/>
    </style:style>
    <style:style style:name="P5" style:family="paragraph" style:parent-style-name="Standard">
      <style:text-properties officeooo:rsid="001290e9" officeooo:paragraph-rsid="001290e9"/>
    </style:style>
    <style:style style:name="P6" style:family="paragraph" style:parent-style-name="Standard">
      <style:text-properties officeooo:rsid="0014d896" officeooo:paragraph-rsid="0014d896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0c31a" officeooo:paragraph-rsid="0010c31a"/>
    </style:style>
    <style:style style:name="P8" style:family="paragraph">
      <style:paragraph-properties fo:text-align="center"/>
    </style:style>
    <style:style style:name="P9" style:family="paragraph">
      <loext:graphic-properties draw:fill-color="#99ff66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9999ff"/>
    </style:style>
    <style:style style:name="P12" style:family="paragraph">
      <loext:graphic-properties draw:fill-color="#99ff66"/>
    </style:style>
    <style:style style:name="P13" style:family="paragraph">
      <loext:graphic-properties draw:fill-color="#cfe7f5"/>
    </style:style>
    <style:style style:name="P14" style:family="paragraph">
      <loext:graphic-properties draw:fill-color="#66ff66"/>
    </style:style>
    <style:style style:name="P15" style:family="paragraph">
      <loext:graphic-properties draw:fill-color="#00cccc"/>
    </style:style>
    <style:style style:name="P16" style:family="paragraph">
      <loext:graphic-properties draw:fill-color="#ff6600"/>
      <style:paragraph-properties fo:text-align="center"/>
    </style:style>
    <style:style style:name="P17" style:family="paragraph">
      <loext:graphic-properties draw:fill-color="#66ccff"/>
      <style:paragraph-properties fo:text-align="center"/>
    </style:style>
    <style:style style:name="P18" style:family="paragraph">
      <loext:graphic-properties draw:fill-color="#9933ff"/>
      <style:paragraph-properties fo:text-align="center"/>
    </style:style>
    <style:style style:name="P19" style:family="paragraph">
      <loext:graphic-properties draw:fill-color="#9933ff"/>
    </style:style>
    <style:style style:name="P20" style:family="paragraph">
      <loext:graphic-properties draw:fill-color="#9933ff"/>
      <style:text-properties fo:font-size="12pt"/>
    </style:style>
    <style:style style:name="P21" style:family="paragraph">
      <loext:graphic-properties draw:fill-color="#9999ff"/>
      <style:paragraph-properties fo:text-align="center"/>
    </style:style>
    <style:style style:name="P22" style:family="paragraph">
      <loext:graphic-properties draw:fill-color="#ff66cc"/>
      <style:paragraph-properties fo:text-align="center"/>
    </style:style>
    <style:style style:name="T1" style:family="text">
      <style:text-properties officeooo:rsid="0010c31a"/>
    </style:style>
    <style:style style:name="T2" style:family="text">
      <style:text-properties officeooo:rsid="00112e64"/>
    </style:style>
    <style:style style:name="T3" style:family="text">
      <style:text-properties officeooo:rsid="00137809"/>
    </style:style>
    <style:style style:name="T4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2.882cm" fo:min-width="4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c0000" draw:fill-color="#99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cc0000"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ff00" draw:fill-color="#9999ff" draw:textarea-horizontal-align="justify" draw:textarea-vertical-align="middle" draw:auto-grow-height="false" fo:min-height="2.547cm" fo:min-width="5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cc0000" draw:fill-color="#99ff66" draw:textarea-horizontal-align="justify" draw:textarea-vertical-align="middle" draw:auto-grow-height="false" fo:min-height="0.487cm" fo:min-width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cc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cc0000" draw:fill-color="#cfe7f5" draw:textarea-horizontal-align="justify" draw:textarea-vertical-align="middle" draw:auto-grow-height="false" fo:min-height="2.828cm" fo:min-width="5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cc0000" draw:fill-color="#99ff66" draw:textarea-horizontal-align="justify" draw:textarea-vertical-align="middle" draw:auto-grow-height="false" fo:min-height="0.265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cc0000" draw:fill-color="#99ff66" draw:textarea-horizontal-align="justify" draw:textarea-vertical-align="middle" draw:auto-grow-height="false" fo:min-height="0.319cm" fo:min-width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cc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cc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c0000" draw:fill-color="#66ff66" draw:textarea-horizontal-align="justify" draw:textarea-vertical-align="middle" draw:auto-grow-height="false" fo:min-height="1.873cm" fo:min-width="4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cc0000" draw:fill-color="#00cccc" draw:textarea-horizontal-align="justify" draw:textarea-vertical-align="middle" draw:auto-grow-height="false" fo:min-height="4.658cm" fo:min-width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cc0000" draw:fill-color="#ff6600" draw:textarea-horizontal-align="justify" draw:textarea-vertical-align="middle" draw:auto-grow-height="false" fo:min-height="0.358cm" fo:min-width="0.358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cc0000" draw:fill-color="#ff66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cc0000" draw:fill-color="#66ccff" draw:textarea-horizontal-align="justify" draw:textarea-vertical-align="middle" draw:auto-grow-height="false" fo:min-height="4.417cm" fo:min-width="4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cc0000" draw:fill-color="#9933ff" draw:textarea-horizontal-align="justify" draw:textarea-vertical-align="middle" draw:auto-grow-height="false" fo:min-height="0.452cm" fo:min-width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cc0000" draw:fill-color="#99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cc0000" draw:fill-color="#9933ff" draw:textarea-horizontal-align="justify" draw:textarea-vertical-align="middle" draw:auto-grow-height="false" fo:min-height="0.226cm" fo:min-width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cc0000" draw:fill-color="#9933ff" draw:textarea-horizontal-align="justify" draw:textarea-vertical-align="middle" draw:auto-grow-height="false" fo:min-height="0.358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cc0000" draw:fill-color="#9933ff" draw:textarea-horizontal-align="justify" draw:textarea-vertical-align="middle" draw:auto-grow-height="false" fo:min-height="0.049cm" fo:min-width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cc0000" draw:fill-color="#9933ff" draw:textarea-horizontal-align="justify" draw:textarea-vertical-align="middle" draw:auto-grow-height="false" fo:min-height="2.2cm" fo:min-width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99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6600"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6600" draw:textarea-horizontal-align="justify" draw:textarea-vertical-align="middle" draw:auto-grow-height="false" fo:min-height="0.374cm" fo:min-width="0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ff66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9999ff" draw:textarea-horizontal-align="justify" draw:textarea-vertical-align="middle" draw:auto-grow-height="false" fo:min-height="4.565cm" fo:min-width="4.5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ff6600" draw:fill-color="#99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ff6600" draw:fill-color="#66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ff6600" draw:fill-color="#9999ff" draw:textarea-horizontal-align="justify" draw:textarea-vertical-align="middle" draw:auto-grow-height="false" fo:min-height="3.743cm" fo:min-width="3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ff6600" draw:fill-color="#ff6600" draw:textarea-horizontal-align="justify" draw:textarea-vertical-align="middle" draw:auto-grow-height="false" fo:min-height="1.348cm" fo:min-width="1.3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ff6600" draw:fill-color="#ff66cc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ff6600" draw:fill-color="#ff66cc" draw:textarea-horizontal-align="justify" draw:textarea-vertical-align="middle" draw:auto-grow-height="false" fo:min-height="0.476cm" fo:min-width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Фигура1" draw:style-name="gr1" svg:width="6.721cm" svg:height="4.075cm" svg:x="1.515cm" svg:y="-0.7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1" draw:name="Фигура2" draw:style-name="gr2" draw:text-style-name="P8" svg:width="7.381cm" svg:height="1.983cm" svg:x="1.092cm" svg:y="-0.755cm" svg:viewBox="0 0 7382 1984" draw:points="0,1958 7382,1958 5424,1984 4657,0 1296,1958 2090,238 5424,1958"><text:p/></draw:polyline><draw:polyline text:anchor-type="paragraph" draw:z-index="2" draw:name="Фигура4" draw:style-name="gr3" draw:text-style-name="P9" svg:width="4.206cm" svg:height="0.001cm" draw:transform="rotate (-1.58336269740926) translate (4.53143055555556cm -0.754944444444444cm)" svg:viewBox="0 0 4207 2" draw:points="0,0 4207,0 4075,2"><text:p/></draw:polyline><draw:line text:anchor-type="paragraph" draw:z-index="3" draw:name="Фигура5" draw:style-name="gr3" draw:text-style-name="P9" svg:x1="4.135cm" svg:y1="2.182cm" svg:x2="4.77cm" svg:y2="2.182cm"><text:p/></draw:line><draw:line text:anchor-type="paragraph" draw:z-index="4" draw:name="Фигура6" draw:style-name="gr3" draw:text-style-name="P9" svg:x1="4.24cm" svg:y1="2.394cm" svg:x2="4.663cm" svg:y2="2.394cm"><text:p/></draw:line><draw:line text:anchor-type="paragraph" draw:z-index="5" draw:name="Фигура7" draw:style-name="gr3" draw:text-style-name="P9" svg:x1="4.187cm" svg:y1="0.515cm" svg:x2="4.848cm" svg:y2="0.515cm"><text:p/></draw:line><draw:line text:anchor-type="paragraph" draw:z-index="6" draw:name="Фигура8" draw:style-name="gr3" draw:text-style-name="P9" svg:x1="4.32cm" svg:y1="0.779cm" svg:x2="4.743cm" svg:y2="0.753cm"><text:p/></draw:line><draw:caption text:anchor-type="paragraph" draw:z-index="7" draw:name="Фигура9" draw:style-name="gr4" draw:text-style-name="P10" svg:width="1.96cm" svg:height="1.96cm" svg:x="7.151cm" svg:y="-1.492cm" draw:caption-point-x="-0.529cm" draw:caption-point-y="2.513cm"><text:p>F2</text:p><text:p/></draw:caption><draw:caption text:anchor-type="paragraph" draw:z-index="8" draw:name="Фигура3" draw:style-name="gr4" draw:text-style-name="P10" svg:width="1.96cm" svg:height="1.96cm" svg:x="0.139cm" svg:y="1.547cm" draw:caption-point-x="2.249cm" draw:caption-point-y="-0.318cm"><text:p>F1</text:p><text:p/></draw:caption><text:tab/><text:tab/><text:tab/><text:tab/><text:tab/><text:tab/><text:tab/><text:tab/><text:tab/><text:tab/><text:tab/><text:tab/><text:tab/><text:span text:style-name="T1">e=oF/oa=(1-b/a)^0.5</text:span></text:p>
      <text:p text:style-name="Standard"><text:tab/><text:tab/><text:tab/><text:tab/><text:tab/><text:tab/><text:tab/><text:tab/><text:tab/><text:tab/><text:tab/><text:tab/><text:tab/><text:span text:style-name="T1">p=(a*(1-e^2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1 закон Кеплера(Закон движения тел): <text:s text:c="3"/><text:span text:style-name="T2">Формулировка - за равное промежутки времени радиус заметает разные площади.</text:span></text:p>
      <text:p text:style-name="P1"><draw:custom-shape text:anchor-type="paragraph" draw:z-index="9" draw:name="Фигура10" draw:style-name="gr5" draw:text-style-name="P11" svg:width="7.78cm" svg:height="3.599cm" svg:x="0.748cm" svg:y="0.928cm"><text:p>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Фигура11" draw:style-name="gr6" draw:text-style-name="P12" svg:width="0.98cm" svg:height="0.689cm" svg:x="2.415cm" svg:y="2.4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Фигура12" draw:style-name="gr3" draw:text-style-name="P9" svg:x1="1.277cm" svg:y1="1.589cm" svg:x2="6.331cm" svg:y2="4.526cm"><text:p/></draw:line><draw:line text:anchor-type="paragraph" draw:z-index="12" draw:name="Фигура13" draw:style-name="gr3" draw:text-style-name="P9" svg:x1="2.917cm" svg:y1="2.674cm" svg:x2="6.648cm" svg:y2="1.166cm"><text:p/></draw:line><draw:polyline text:anchor-type="paragraph" draw:z-index="13" draw:name="Фигура14" draw:style-name="gr3" draw:text-style-name="P9" svg:width="2.772cm" svg:height="3.165cm" draw:transform="rotate (2.7070056698432) translate (5.43258310650638cm 3.84153115782958cm)" svg:viewBox="0 0 2773 3166" draw:points="0,2950 1734,3166 2773,0"><text:p/></draw:polyline><draw:polyline text:anchor-type="paragraph" draw:z-index="14" draw:name="Фигура15" draw:style-name="gr3" draw:text-style-name="P9" svg:width="1.754cm" svg:height="1.039cm" draw:transform="rotate (-2.26561190201384) translate (3.78153068335695cm 3.26190499297805cm)" svg:viewBox="0 0 1755 1040" draw:points="102,1040 1755,1040 1474,0 102,1040 0,918"><text:p/></draw:polyline><draw:caption text:anchor-type="paragraph" draw:z-index="15" draw:name="Фигура16" draw:style-name="gr7" draw:text-style-name="P10" svg:width="0.451cm" svg:height="0.583cm" svg:x="2.415cm" svg:y="4.251cm" draw:caption-point-x="-0.212cm" draw:caption-point-y="-0.185cm"><text:p>T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1"><draw:custom-shape text:anchor-type="paragraph" draw:z-index="16" draw:name="Фигура17" draw:style-name="gr8" draw:text-style-name="P13" svg:width="7.7cm" svg:height="3.996cm" svg:x="0.801cm" svg:y="1.0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" draw:name="Фигура18" draw:style-name="gr3" draw:text-style-name="P9" svg:x1="0.589cm" svg:y1="2.974cm" svg:x2="8.5cm" svg:y2="3.027cm"><text:p/></draw:line><draw:custom-shape text:anchor-type="paragraph" draw:z-index="18" draw:name="Фигура19" draw:style-name="gr9" draw:text-style-name="P9" svg:width="0.371cm" svg:height="0.371cm" svg:x="1.965cm" svg:y="2.7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Фигура20" draw:style-name="gr10" draw:text-style-name="P9" svg:width="0.451cm" svg:height="0.451cm" svg:x="6.463cm" svg:y="2.7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Фигура20" draw:style-name="gr10" draw:text-style-name="P9" svg:width="0.451cm" svg:height="0.451cm" svg:x="4.24cm" svg:y="2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><draw:caption text:anchor-type="paragraph" draw:z-index="22" draw:name="Фигура22" draw:style-name="gr12" draw:text-style-name="P10" svg:width="0.609cm" svg:height="0.636cm" svg:x="6.913cm" svg:y="0.318cm" draw:caption-point-x="-0.212cm" draw:caption-point-y="0cm"><text:p>F2</text:p></draw:caption> <text:s text:c="13"/></text:p>
      <text:p text:style-name="P1"><draw:caption text:anchor-type="paragraph" draw:z-index="21" draw:name="Фигура21" draw:style-name="gr11" draw:text-style-name="P10" svg:width="0.636cm" svg:height="0.609cm" svg:x="2.177cm" svg:y="0.016cm" draw:caption-point-x="0cm" draw:caption-point-y="-0.442cm"><text:p>F1</text:p></draw:caption></text:p>
      <text:p text:style-name="P1"/>
      <text:p text:style-name="P1"/>
      <text:p text:style-name="P1"/>
      <text:p text:style-name="P1"/>
      <text:p text:style-name="P3">3 закон Кеплера:</text:p>
      <text:p text:style-name="P2"><draw:custom-shape text:anchor-type="paragraph" draw:z-index="23" draw:name="Фигура23" draw:style-name="gr13" draw:text-style-name="P14" svg:width="7.012cm" svg:height="2.647cm" svg:x="1.277cm" svg:y="1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Фигура24" draw:style-name="gr14" draw:text-style-name="P15" svg:width="2.726cm" svg:height="6.589cm" svg:x="1.092cm" svg:y="1.5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Фигура25" draw:style-name="gr15" draw:text-style-name="P16" svg:width="0.503cm" svg:height="0.503cm" svg:x="2.122cm" svg:y="2.5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Фигура26" draw:style-name="gr16" draw:text-style-name="P16" svg:x1="2.335cm" svg:y1="1.725cm" svg:x2="2.414cm" svg:y2="8.181cm"><text:p/></draw:line><draw:line text:anchor-type="paragraph" draw:z-index="27" draw:name="Фигура27" draw:style-name="gr16" draw:text-style-name="P16" svg:x1="1.277cm" svg:y1="2.783cm" svg:x2="8.288cm" svg:y2="2.783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Задача:</text:p>
      <text:p text:style-name="P5"><text:tab/><text:tab/><text:tab/><text:tab/><text:tab/><text:tab/><text:tab/><text:tab/><text:tab/>V = (G*M(2/R — 1/a)^0.5</text:p>
      <text:p text:style-name="P5"><draw:custom-shape text:anchor-type="paragraph" draw:z-index="35" draw:name="Фигура32" draw:style-name="gr23" draw:text-style-name="P20" svg:width="0.507cm" svg:height="2.966cm" svg:x="6.066cm" svg:y="0.482cm"><text:p><text:span text:style-name="T4">V</text:span></text:p><draw:enhanced-geometry svg:viewBox="0 0 21600 21600" draw:text-areas="?f0 ?f7 ?f2 21600" draw:type="up-arrow" draw:modifiers="6176.9322235434 345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Фигура33" draw:style-name="gr22" draw:text-style-name="P19" svg:width="0.08cm" svg:height="0.054cm" svg:x="6.119cm" svg:y="0.2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<text:tab/><text:tab/><text:tab/><text:tab/><text:tab/><text:tab/>Vm<text:span text:style-name="T3">ax</text:span> <text:span text:style-name="T3">= (G*M/a*(1+e/1-e))^0.5</text:span></text:p>
      <text:p text:style-name="P5"><text:tab/><text:tab/><text:tab/><text:tab/><text:tab/><text:tab/><text:tab/><text:tab/><text:tab/><text:span text:style-name="T3">Vmin = (G*M/a*(1-e/1+e) </text:span><text:tab/><text:tab/></text:p>
      <text:p text:style-name="P5"/>
      <text:p text:style-name="P2"><draw:custom-shape text:anchor-type="paragraph" draw:z-index="28" draw:name="Фигура28" draw:style-name="gr17" draw:text-style-name="P17" svg:width="6.245cm" svg:height="6.245cm" svg:x="0.325cm" svg:y="0.3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29" draw:name="Фигура29" draw:style-name="gr18" draw:text-style-name="P18" svg:width="0.636cm" svg:height="0.636cm" svg:x="1.7cm" svg:y="3.196cm"><text:p text:style-name="P8">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Фигура30" draw:style-name="gr19" draw:text-style-name="P18" svg:x1="1.171cm" svg:y1="6.371cm" svg:x2="1.965cm" svg:y2="3.54cm"><text:p text:style-name="P8">R“</text:p></draw:line><draw:line text:anchor-type="paragraph" draw:z-index="31" draw:name="Фигура31" draw:style-name="gr19" draw:text-style-name="P18" svg:x1="1.965cm" svg:y1="3.408cm" svg:x2="5.775cm" svg:y2="0.894cm"><text:p text:style-name="P8">R</text:p></draw:line><draw:custom-shape text:anchor-type="paragraph" draw:z-index="32" draw:name="Фигура35" draw:style-name="gr20" draw:text-style-name="P18" svg:width="0.318cm" svg:height="0.318cm" svg:x="5.616cm" svg:y="0.577cm"><text:p text:style-name="P8">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Фигура36" draw:style-name="gr21" draw:text-style-name="P18" svg:width="0.503cm" svg:height="0.503cm" svg:x="1.171cm" svg:y="5.233cm"><text:p text:style-name="P8">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polygon text:anchor-type="paragraph" draw:z-index="36" draw:name="Фигура34" draw:style-name="gr24" draw:text-style-name="P21" svg:width="5.835cm" svg:height="7.421cm" draw:transform="skewX (4.30025186137558E-017) rotate (-1.96140101339123) translate (7.92349602116546cm 2.12168430097467cm)" svg:viewBox="0 0 5836 7422" draw:points="1983,7373 4415,7373 5836,5472 4506,296 2238,0 1753,2575 0,2696 692,4585 728,6688 2003,7422"><text:p/></draw:polygon></text:p>
      <text:p text:style-name="P2"/>
      <text:p text:style-name="P2"><draw:line text:anchor-type="paragraph" draw:z-index="45" draw:name="Фигура45" draw:style-name="gr27" draw:text-style-name="P16" svg:x1="3.447cm" svg:y1="0.968cm" svg:x2="4.161cm" svg:y2="0.148cm"><text:p/></draw:line></text:p>
      <text:p text:style-name="P2"><draw:line text:anchor-type="paragraph" draw:z-index="44" draw:name="Фигура44" draw:style-name="gr27" draw:text-style-name="P16" svg:x1="2.811cm" svg:y1="0.614cm" svg:x2="2.097cm" svg:y2="0.032cm"><text:p/></draw:line></text:p>
      <text:p text:style-name="P2"><draw:custom-shape text:anchor-type="paragraph" draw:z-index="38" draw:name="Фигура38" draw:style-name="gr26" draw:text-style-name="P16" svg:width="0.53cm" svg:height="0.53cm" svg:x="2.812cm" svg:y="0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0" draw:name="Фигура40" draw:style-name="gr27" draw:text-style-name="P16" svg:x1="-0.046cm" svg:y1="0.392cm" svg:x2="0.536cm" svg:y2="1.345cm"><text:p/></draw:line></text:p>
      <text:p text:style-name="P2"><draw:custom-shape text:anchor-type="paragraph" draw:z-index="37" draw:name="Фигура37" draw:style-name="gr25" draw:text-style-name="P16" svg:width="0.398cm" svg:height="0.398cm" svg:x="0.536cm" svg:y="0.8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Фигура39" draw:style-name="gr27" draw:text-style-name="P16" svg:x1="0.933cm" svg:y1="1.254cm" svg:x2="2.018cm" svg:y2="2.286cm"><text:p/></draw:line><draw:line text:anchor-type="paragraph" draw:z-index="41" draw:name="Фигура41" draw:style-name="gr27" draw:text-style-name="P16" svg:x1="0.933cm" svg:y1="0.857cm" svg:x2="1.727cm" svg:y2="0.143cm"><text:p/></draw:line><draw:line text:anchor-type="paragraph" draw:z-index="42" draw:name="Фигура42" draw:style-name="gr27" draw:text-style-name="P16" svg:x1="0.404cm" svg:y1="1.201cm" svg:x2="-0.205cm" svg:y2="1.624cm"><text:p/></draw:line><draw:line text:anchor-type="paragraph" draw:z-index="43" draw:name="Фигура43" draw:style-name="gr27" draw:text-style-name="P16" svg:x1="2.811cm" svg:y1="0.169cm" svg:x2="2.044cm" svg:y2="0.751cm"><text:p/></draw:line><draw:line text:anchor-type="paragraph" draw:z-index="46" draw:name="Фигура46" draw:style-name="gr27" draw:text-style-name="P16" svg:x1="3.341cm" svg:y1="0.169cm" svg:x2="3.976cm" svg:y2="0.725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47" draw:name="Фигура47" draw:style-name="gr28" draw:text-style-name="P21" svg:width="6.457cm" svg:height="6.457cm" svg:x="0.325cm" svg:y="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Фигура49" draw:style-name="gr29" draw:text-style-name="P21" svg:x1="1.462cm" svg:y1="6.122cm" svg:x2="2.573cm" svg:y2="4.667cm"><text:p/></draw:line><draw:line text:anchor-type="paragraph" draw:z-index="49" draw:name="Фигура50" draw:style-name="gr29" draw:text-style-name="P21" svg:x1="6.78cm" svg:y1="3.291cm" svg:x2="5.087cm" svg:y2="3.397cm"><text:p/></draw:line><draw:line text:anchor-type="paragraph" draw:z-index="50" draw:name="Фигура48" draw:style-name="gr30" draw:text-style-name="P17" svg:x1="1.198cm" svg:y1="1.439cm" svg:x2="2.442cm" svg:y2="2.392cm"><text:p/></draw:line><draw:custom-shape text:anchor-type="paragraph" draw:z-index="51" draw:name="Фигура51" draw:style-name="gr31" draw:text-style-name="P21" svg:width="5.292cm" svg:height="5.292cm" svg:x="0.907cm" svg:y="0.9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Фигура52" draw:style-name="gr32" draw:text-style-name="P16" svg:width="1.906cm" svg:height="1.906cm" svg:x="2.547cm" svg:y="2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Фигура53" draw:style-name="gr33" draw:text-style-name="P22" svg:width="0.742cm" svg:height="0.742cm" svg:x="4.796cm" svg:y="3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Фигура53" draw:style-name="gr33" draw:text-style-name="P22" svg:width="0.742cm" svg:height="0.742cm" svg:x="3.579cm" svg:y="4.8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Фигура53" draw:style-name="gr33" draw:text-style-name="P22" svg:width="0.742cm" svg:height="0.742cm" svg:x="2.097cm" svg:y="4.6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Фигура53" draw:style-name="gr33" draw:text-style-name="P22" svg:width="0.742cm" svg:height="0.742cm" svg:x="1.356cm" svg:y="3.5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Фигура53" draw:style-name="gr33" draw:text-style-name="P22" svg:width="0.742cm" svg:height="0.742cm" svg:x="2.441cm" svg:y="1.6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Фигура53" draw:style-name="gr34" draw:text-style-name="P22" svg:width="0.503cm" svg:height="0.477cm" svg:x="1.7cm" svg:y="2.392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Фигура53" draw:style-name="gr33" draw:text-style-name="P22" svg:width="0.742cm" svg:height="0.742cm" svg:x="4.002cm" svg:y="1.4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Фигура53" draw:style-name="gr33" draw:text-style-name="P22" svg:width="0.742cm" svg:height="0.742cm" svg:x="5.087cm" svg:y="2.5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text:tab/><text:tab/><text:tab/><text:tab/><text:tab/><text:tab/><text:tab/><text:tab/><text:tab/>M = 2*10^20 кг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50:37.543052972</meta:creation-date>
    <meta:generator>LibreOffice/5.1.6.2$Linux_X86_64 LibreOffice_project/10m0$Build-2</meta:generator>
    <dc:date>2018-02-04T17:33:43.446394402</dc:date>
    <meta:editing-duration>PT42M20S</meta:editing-duration>
    <meta:editing-cycles>3</meta:editing-cycles>
    <meta:document-statistic meta:table-count="0" meta:image-count="0" meta:object-count="0" meta:page-count="2" meta:paragraph-count="10" meta:word-count="35" meta:character-count="336" meta:non-whitespace-character-count="227"/>
  </office:meta>
</office:document-meta>
</file>